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27cm" svg:x="10.271cm" svg:y="3.5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906cm" svg:y1="4.302cm" svg:x2="17.637cm" svg:y2="4.302cm">
          <text:p/>
        </draw:line>
        <draw:line draw:style-name="gr2" draw:text-style-name="P1" draw:layer="layout" svg:x1="11.306cm" svg:y1="3.901cm" svg:x2="18.037cm" svg:y2="3.901cm">
          <text:p/>
        </draw:line>
        <draw:custom-shape draw:style-name="gr3" draw:text-style-name="P1" draw:layer="layout" svg:width="0.381cm" svg:height="0.381cm" svg:x="12.912cm" svg:y="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511cm" svg:y="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11cm" svg:y="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109cm" svg:y="3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609cm" svg:y="3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808cm" svg:y="3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507cm" svg:y="4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306cm" svg:y="4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305cm" svg:y="4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504cm" svg:y="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403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55cm" svg:height="1.27cm" svg:x="10.245cm" svg:y="7.13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88cm" svg:y1="7.9cm" svg:x2="17.611cm" svg:y2="7.9cm">
          <text:p/>
        </draw:line>
        <draw:line draw:style-name="gr2" draw:text-style-name="P1" draw:layer="layout" svg:x1="11.28cm" svg:y1="7.499cm" svg:x2="18.011cm" svg:y2="7.499cm">
          <text:p/>
        </draw:line>
        <draw:custom-shape draw:style-name="gr3" draw:text-style-name="P1" draw:layer="layout" svg:width="0.381cm" svg:height="0.381cm" svg:x="12.886cm" svg:y="6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485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084cm" svg:y="6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083cm" svg:y="7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583cm" svg:y="7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782cm" svg:y="7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481cm" svg:y="7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28cm" svg:y="7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279cm" svg:y="8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478cm" svg:y="8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377cm" svg:y="8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55cm" svg:height="1.27cm" svg:x="10.319cm" svg:y="8.636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954cm" svg:y1="9.398cm" svg:x2="17.685cm" svg:y2="9.398cm">
          <text:p/>
        </draw:line>
        <draw:line draw:style-name="gr2" draw:text-style-name="P1" draw:layer="layout" svg:x1="11.354cm" svg:y1="8.997cm" svg:x2="18.085cm" svg:y2="8.997cm">
          <text:p/>
        </draw:line>
        <draw:custom-shape draw:style-name="gr3" draw:text-style-name="P1" draw:layer="layout" svg:width="0.381cm" svg:height="0.381cm" svg:x="12.86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459cm" svg:y="8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6.058cm" svg:y="8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157cm" svg:y="8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657cm" svg:y="8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856cm" svg:y="8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2.555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4.354cm" svg:y="9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5.353cm" svg:y="9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3.552cm" svg:y="9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81cm" svg:height="0.381cm" svg:x="11.451cm" svg:y="9.6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255cm" svg:height="1.27cm" svg:x="10.245cm" svg:y="5.41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layer="layout" svg:width="4.364cm" svg:height="0.962cm" svg:x="6.534cm" svg:y="3.513cm">
          <draw:text-box>
            <text:p>TaylorT<text:span text:style-name="T1">i </text:span><text:span text:style-name="T2">+ NR</text:span></text:p>
          </draw:text-box>
        </draw:frame>
        <draw:frame draw:style-name="gr4" draw:layer="layout" svg:width="4.364cm" svg:height="0.962cm" svg:x="6.534cm" svg:y="7.313cm">
          <draw:text-box>
            <text:p>TaylorT<text:span text:style-name="T1">j </text:span><text:span text:style-name="T2">+ NR</text:span></text:p>
          </draw:text-box>
        </draw:frame>
        <draw:frame draw:style-name="gr4" draw:layer="layout" svg:width="4.541cm" svg:height="0.962cm" svg:x="6.434cm" svg:y="8.813cm">
          <draw:text-box>
            <text:p>TaylorT<text:span text:style-name="T1">k </text:span><text:span text:style-name="T2">+ NR</text:span></text:p>
          </draw:text-box>
        </draw:frame>
        <draw:frame draw:style-name="gr4" draw:text-style-name="P2" draw:layer="layout" svg:width="1.594cm" svg:height="0.962cm" svg:x="8.934cm" svg:y="5.513cm">
          <draw:text-box>
            <text:p text:style-name="P2"><text:span text:style-name="T1">true</text:span></text:p>
          </draw:text-box>
        </draw:frame>
        <draw:frame draw:style-name="gr5" draw:layer="layout" svg:width="0.68cm" svg:height="2.384cm" svg:x="18.118cm" svg:y="3.207cm">
          <draw:text-box>
            <text:p>.</text:p>
            <text:p>.</text:p>
            <text:p>.</text:p>
          </draw:text-box>
        </draw:frame>
        <draw:frame draw:style-name="gr5" draw:layer="layout" svg:width="0.68cm" svg:height="2.384cm" svg:x="18.218cm" svg:y="6.407cm">
          <draw:text-box>
            <text:p>.</text:p>
            <text:p>.</text:p>
            <text:p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ayush Kumar</meta:initial-creator>
    <meta:creation-date>2013-06-19T21:11:45</meta:creation-date>
    <dc:date>2013-06-19T21:22:09</dc:date>
    <dc:creator>Prayush Kumar</dc:creator>
    <meta:editing-duration>P0D</meta:editing-duration>
    <meta:editing-cycles>1</meta:editing-cycles>
    <meta:document-statistic meta:object-count="49"/>
    <meta:generator>LibreOffice/3.5$Linux_x86 LibreOffice_project/350m1$Build-2</meta:generator>
  </office:meta>
</office:document-meta>
</file>